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919a3" officeooo:paragraph-rsid="005919a3"/>
    </style:style>
    <style:style style:name="P8" style:family="paragraph" style:parent-style-name="Text_20_body">
      <style:paragraph-properties fo:margin-left="0.4925in" fo:margin-right="0in" fo:text-indent="0in" style:auto-text-indent="false"/>
      <style:text-properties officeooo:rsid="005972cc" officeooo:paragraph-rsid="005972cc"/>
    </style:style>
    <style:style style:name="P9" style:family="paragraph" style:parent-style-name="Text_20_body">
      <style:paragraph-properties fo:margin-left="0.4925in" fo:margin-right="0in" fo:text-indent="0in" style:auto-text-indent="false"/>
      <style:text-properties officeooo:rsid="005972cc" officeooo:paragraph-rsid="005ed89b"/>
    </style:style>
    <style:style style:name="P10" style:family="paragraph" style:parent-style-name="Text_20_body">
      <style:paragraph-properties fo:margin-left="0.4925in" fo:margin-right="0in" fo:text-indent="0in" style:auto-text-indent="false"/>
      <style:text-properties officeooo:rsid="00597b1a" officeooo:paragraph-rsid="00597b1a"/>
    </style:style>
    <style:style style:name="P11"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2"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fo:font-weight="bold" officeooo:rsid="008692e6" officeooo:paragraph-rsid="008692e6" style:font-style-asian="italic" style:font-weight-asian="bold" style:font-style-complex="italic" style:font-weight-complex="bold"/>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Text_20_body">
      <style:paragraph-properties fo:margin-left="0.4925in" fo:margin-right="0in" fo:text-indent="0in" style:auto-text-indent="false"/>
      <style:text-properties officeooo:rsid="007e8008" officeooo:paragraph-rsid="007e8008"/>
    </style:style>
    <style:style style:name="P24" style:family="paragraph" style:parent-style-name="Heading">
      <style:paragraph-properties fo:margin-left="0.4925in" fo:margin-right="0in" fo:text-indent="0in" style:auto-text-indent="false"/>
    </style:style>
    <style:style style:name="P25" style:family="paragraph" style:parent-style-name="Heading">
      <style:paragraph-properties fo:margin-left="0.4925in" fo:margin-right="0in" fo:text-indent="0in" style:auto-text-indent="false"/>
      <style:text-properties officeooo:paragraph-rsid="006153e9"/>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Heading">
      <style:paragraph-properties fo:margin-left="0.4925in" fo:margin-right="0in" fo:text-indent="0in" style:auto-text-indent="false"/>
      <style:text-properties fo:font-style="italic" officeooo:paragraph-rsid="006153e9" style:font-style-asian="italic" style:font-style-complex="italic"/>
    </style:style>
    <style:style style:name="P28" style:family="paragraph" style:parent-style-name="Heading">
      <style:paragraph-properties fo:margin-left="0.4925in" fo:margin-right="0in" fo:text-indent="0in" style:auto-text-indent="false" style:border-line-width-bottom="0.0047in 0.0047in 0.0047in" fo:padding-left="0in" fo:padding-right="0in" fo:padding-top="0in" fo:padding-bottom="0.0291in" fo:border-left="none" fo:border-right="none" fo:border-top="none" fo:border-bottom="1.05pt double #000000" style:join-border="false"/>
      <style:text-properties officeooo:rsid="007e8008"/>
    </style:style>
    <style:style style:name="P29" style:family="paragraph" style:parent-style-name="Text_20_body">
      <style:text-properties fo:font-style="italic" officeooo:rsid="0065d553" officeooo:paragraph-rsid="0065d553" style:font-style-asian="italic" style:font-style-complex="italic"/>
    </style:style>
    <style:style style:name="P30" style:family="paragraph" style:parent-style-name="Text_20_body">
      <style:text-properties officeooo:rsid="007e8008" officeooo:paragraph-rsid="007e8008"/>
    </style:style>
    <style:style style:name="P31" style:family="paragraph" style:parent-style-name="Text_20_body">
      <style:text-properties officeooo:rsid="008d8a46" officeooo:paragraph-rsid="008d8a46"/>
    </style:style>
    <style:style style:name="P32" style:family="paragraph" style:parent-style-name="Text_20_body">
      <style:text-properties officeooo:rsid="0096c2f3" officeooo:paragraph-rsid="0096c2f3"/>
    </style:style>
    <style:style style:name="P33"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34" style:family="paragraph" style:parent-style-name="Standard" style:list-style-name="L5">
      <style:text-properties fo:color="#00ff00" style:font-name="Helvetica" fo:font-size="12pt" officeooo:paragraph-rsid="00597b1a" style:font-size-asian="12pt"/>
    </style:style>
    <style:style style:name="P35" style:family="paragraph" style:parent-style-name="Standard" style:list-style-name="L5">
      <style:text-properties fo:color="#d90b00" style:font-name="Helvetica" fo:font-size="12pt" officeooo:paragraph-rsid="00597b1a" style:font-size-asian="12pt"/>
    </style:style>
    <style:style style:name="P36" style:family="paragraph" style:parent-style-name="Standard" style:list-style-name="L5">
      <style:text-properties fo:color="#ff5308" style:font-name="Helvetica" fo:font-size="12pt" officeooo:paragraph-rsid="00597b1a" style:font-size-asian="12pt"/>
    </style:style>
    <style:style style:name="P37" style:family="paragraph" style:parent-style-name="Standard" style:list-style-name="L5">
      <style:text-properties fo:color="#003dcc" style:font-name="Helvetica" fo:font-size="12pt" officeooo:paragraph-rsid="00597b1a" style:font-size-asian="12pt"/>
    </style:style>
    <style:style style:name="P38" style:family="paragraph" style:parent-style-name="Standard" style:list-style-name="L5">
      <style:text-properties fo:color="#ff00ff" style:font-name="Helvetica" fo:font-size="12pt" officeooo:rsid="005c92b3" officeooo:paragraph-rsid="00597b1a" style:font-size-asian="12pt"/>
    </style:style>
    <style:style style:name="P39" style:family="paragraph" style:parent-style-name="Heading" style:list-style-name="L1"/>
    <style:style style:name="P40" style:family="paragraph" style:parent-style-name="Heading" style:list-style-name="L1">
      <style:text-properties fo:font-style="italic" officeooo:rsid="0050a607" officeooo:paragraph-rsid="0050a607" style:font-style-asian="italic" style:font-style-complex="italic"/>
    </style:style>
    <style:style style:name="P41" style:family="paragraph" style:parent-style-name="Heading" style:list-style-name="L1">
      <style:text-properties fo:font-style="italic" style:font-style-asian="italic" style:font-style-complex="italic"/>
    </style:style>
    <style:style style:name="P42" style:family="paragraph" style:parent-style-name="Heading" style:list-style-name="L3">
      <style:text-properties fo:font-style="italic" style:font-style-asian="italic" style:font-style-complex="italic"/>
    </style:style>
    <style:style style:name="P43" style:family="paragraph" style:parent-style-name="Heading" style:list-style-name="L3">
      <style:text-properties fo:font-style="italic" officeooo:rsid="005276bc" officeooo:paragraph-rsid="005276bc" style:font-style-asian="italic" style:font-style-complex="italic"/>
    </style:style>
    <style:style style:name="P44" style:family="paragraph" style:parent-style-name="Text_20_body" style:list-style-name="L1"/>
    <style:style style:name="P45" style:family="paragraph" style:parent-style-name="Text_20_body" style:list-style-name="L1">
      <style:text-properties officeooo:rsid="0050a607" officeooo:paragraph-rsid="0050a607"/>
    </style:style>
    <style:style style:name="P46" style:family="paragraph" style:parent-style-name="Text_20_body" style:list-style-name="L1">
      <style:text-properties fo:font-style="italic" officeooo:rsid="00517348" officeooo:paragraph-rsid="00517348" style:font-style-asian="italic" style:font-style-complex="italic"/>
    </style:style>
    <style:style style:name="P47" style:family="paragraph" style:parent-style-name="Text_20_body" style:list-style-name="L6">
      <style:text-properties fo:font-style="italic" officeooo:rsid="00910ef2" officeooo:paragraph-rsid="00910ef2" style:font-style-asian="italic" style:font-style-complex="italic"/>
    </style:style>
    <style:style style:name="P48" style:family="paragraph" style:parent-style-name="Text_20_body" style:list-style-name="L6">
      <style:text-properties fo:font-style="italic" officeooo:rsid="00922b2f" officeooo:paragraph-rsid="00922b2f" style:font-style-asian="italic" style:font-style-complex="italic"/>
    </style:style>
    <style:style style:name="P49" style:family="paragraph" style:parent-style-name="Text_20_body" style:list-style-name="L6">
      <style:text-properties fo:font-style="italic" officeooo:rsid="009380b1" officeooo:paragraph-rsid="009380b1" style:font-style-asian="italic" style:font-style-complex="italic"/>
    </style:style>
    <style:style style:name="P50" style:family="paragraph" style:parent-style-name="Text_20_body" style:list-style-name="L6">
      <style:text-properties fo:font-style="italic" officeooo:rsid="0096c2f3" officeooo:paragraph-rsid="0096c2f3" style:font-style-asian="italic" style:font-style-complex="italic"/>
    </style:style>
    <style:style style:name="P51" style:family="paragraph" style:parent-style-name="Text_20_body" style:list-style-name="L1">
      <style:text-properties officeooo:rsid="00517348" officeooo:paragraph-rsid="00517348"/>
    </style:style>
    <style:style style:name="P52" style:family="paragraph" style:parent-style-name="Text_20_body" style:list-style-name="L1">
      <style:text-properties officeooo:rsid="005292cc" officeooo:paragraph-rsid="005292cc"/>
    </style:style>
    <style:style style:name="P53" style:family="paragraph" style:parent-style-name="Text_20_body" style:list-style-name="L2"/>
    <style:style style:name="P54" style:family="paragraph" style:parent-style-name="Text_20_body" style:list-style-name="L2">
      <style:text-properties officeooo:rsid="0081473a" officeooo:paragraph-rsid="0081473a"/>
    </style:style>
    <style:style style:name="P55" style:family="paragraph" style:parent-style-name="Text_20_body" style:list-style-name="L2">
      <style:text-properties officeooo:rsid="00828f74" officeooo:paragraph-rsid="00828f74"/>
    </style:style>
    <style:style style:name="P56" style:family="paragraph" style:parent-style-name="Text_20_body" style:list-style-name="L3">
      <style:text-properties officeooo:paragraph-rsid="00580a5d"/>
    </style:style>
    <style:style style:name="P57" style:family="paragraph" style:parent-style-name="Text_20_body" style:list-style-name="L3">
      <style:text-properties officeooo:rsid="005276bc" officeooo:paragraph-rsid="005276bc"/>
    </style:style>
    <style:style style:name="P58" style:family="paragraph" style:parent-style-name="Text_20_body" style:list-style-name="L4">
      <style:text-properties officeooo:rsid="00780db7" officeooo:paragraph-rsid="005972cc"/>
    </style:style>
    <style:style style:name="P59" style:family="paragraph" style:parent-style-name="Text_20_body" style:list-style-name="L6">
      <style:text-properties officeooo:rsid="008d8a46" officeooo:paragraph-rsid="008d8a46"/>
    </style:style>
    <style:style style:name="P60" style:family="paragraph" style:parent-style-name="Text_20_body" style:list-style-name="L6">
      <style:text-properties officeooo:rsid="008f6c50" officeooo:paragraph-rsid="008f6c50"/>
    </style:style>
    <style:style style:name="P61" style:family="paragraph" style:parent-style-name="Text_20_body" style:list-style-name="L6">
      <style:text-properties officeooo:rsid="00910ef2" officeooo:paragraph-rsid="00910ef2"/>
    </style:style>
    <style:style style:name="P62" style:family="paragraph" style:parent-style-name="Text_20_body" style:list-style-name="L6">
      <style:text-properties officeooo:rsid="009867ea" officeooo:paragraph-rsid="009867ea"/>
    </style:style>
    <style:style style:name="P63" style:family="paragraph" style:parent-style-name="Text_20_body" style:list-style-name="L6">
      <style:text-properties officeooo:rsid="00a240c4" officeooo:paragraph-rsid="00a240c4"/>
    </style:style>
    <style:style style:name="P64" style:family="paragraph" style:parent-style-name="Heading_20_2">
      <style:text-properties officeooo:paragraph-rsid="0050a607"/>
    </style:style>
    <style:style style:name="P65" style:family="paragraph" style:parent-style-name="Heading_20_2">
      <style:paragraph-properties fo:text-align="center" style:justify-single-word="false"/>
    </style:style>
    <style:style style:name="P66" style:family="paragraph" style:parent-style-name="Heading_20_3">
      <style:text-properties officeooo:rsid="007e8008" officeooo:paragraph-rsid="007e8008"/>
    </style:style>
    <style:style style:name="P67"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487d0"/>
    </style:style>
    <style:style style:name="T21" style:family="text">
      <style:text-properties style:text-position="super 58%"/>
    </style:style>
    <style:style style:name="T22" style:family="text">
      <style:text-properties officeooo:rsid="00663f53"/>
    </style:style>
    <style:style style:name="T23" style:family="text">
      <style:text-properties officeooo:rsid="0068456a"/>
    </style:style>
    <style:style style:name="T24" style:family="text">
      <style:text-properties officeooo:rsid="00738973"/>
    </style:style>
    <style:style style:name="T25" style:family="text">
      <style:text-properties fo:font-style="italic" style:font-style-asian="italic" style:font-style-complex="italic"/>
    </style:style>
    <style:style style:name="T26" style:family="text">
      <style:text-properties fo:font-style="italic" officeooo:rsid="005276bc" style:font-style-asian="italic" style:font-style-complex="italic"/>
    </style:style>
    <style:style style:name="T27" style:family="text">
      <style:text-properties fo:font-style="italic" officeooo:rsid="00629af8" style:font-style-asian="italic" style:font-style-complex="italic"/>
    </style:style>
    <style:style style:name="T28" style:family="text">
      <style:text-properties fo:font-style="italic" officeooo:rsid="005972cc" style:font-style-asian="italic" style:font-style-complex="italic"/>
    </style:style>
    <style:style style:name="T29" style:family="text">
      <style:text-properties fo:font-style="italic" officeooo:rsid="009ab250" style:font-style-asian="italic" style:font-style-complex="italic"/>
    </style:style>
    <style:style style:name="T30" style:family="text">
      <style:text-properties officeooo:rsid="007b09af"/>
    </style:style>
    <style:style style:name="T31" style:family="text">
      <style:text-properties officeooo:rsid="008ffbcf"/>
    </style:style>
    <style:style style:name="T32" style:family="text">
      <style:text-properties officeooo:rsid="0099ada5"/>
    </style:style>
    <style:style style:name="T33" style:family="text">
      <style:text-properties officeooo:rsid="009c9ff6"/>
    </style:style>
    <style:style style:name="T34" style:family="text">
      <style:text-properties officeooo:rsid="00a26ef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VERSION 2C</text:h>
      <text:p text:style-name="P29">July 27<text:span text:style-name="T21">th</text:span> Douglas Selph</text:p>
      <text:h text:style-name="P64" text:outline-level="2"><text:span text:style-name="T8">1.0 </text:span>APP</text:h>
      <text:list xml:id="list930465645" text:style-name="L1">
        <text:list-header>
          <text:p text:style-name="P40">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225037104865716" text:continue-numbering="true" text:style-name="L1">
        <text:list-header>
          <text:p text:style-name="P39"><text:span text:style-name="T26">1.2 </text:span><text:span text:style-name="T25">If ZIP code is entered, auto populate city and state</text:span></text:p>
          <text:p text:style-name="P45">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2">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225036479778040" text:continue-numbering="true" text:style-name="L1">
        <text:list-header>
          <text:p text:style-name="P41"><text:span text:style-name="T8">1.3 I</text:span>ntegrate ACRA into APP (crash detection)</text:p>
          <text:p text:style-name="P46">See ACRASupport library from studioSC.<text:line-break/><text:span text:style-name="T24">Did custom logger instead. ACRA server side was a bust.</text:span></text:p>
          <text:p text:style-name="P41"><text:span text:style-name="T8">1.4 </text:span>Add notes <text:span text:style-name="T7">to pictures</text:span></text:p>
          <text:p text:style-name="P44">Add notes section to each picture so technician can communicate what the picture is if needed.</text:p>
          <text:p text:style-name="P51">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52">The notes will simply be displayed beneath each picture on the confirmation screen and on the server.</text:p>
          <text:p text:style-name="P41"><text:span text:style-name="T8">1.</text:span>5 Error checking on various numbers</text:p>
        </text:list-header>
      </text:list>
      <text:p text:style-name="P3">If wrong # of digits is entered prompt the technician to confirm correct #. <text:s/><text:span text:style-name="T23">Se</text:span>e <text:span text:style-name="T17">the following</text:span> list <text:soft-page-break/>to clean up what the list look like <text:span text:style-name="T17">as the</text:span> clients have requested additional #'s. Correct # of digits are: </text:p>
      <text:list xml:id="list4197363005" text:style-name="L2">
        <text:list-item>
          <text:p text:style-name="P53">Digital Fleet - serial # = 8 digits <text:s/>IMEI # = remove serial # as they do not need that anymore</text:p>
        </text:list-item>
        <text:list-item>
          <text:p text:style-name="P53">Smart Witness - serial # = 12 <text:s/>IMEI # = this should be MEID # = 15 <text:s text:c="2"/>SIM # = 20 and DRID # = 12</text:p>
        </text:list-item>
        <text:list-item>
          <text:p text:style-name="P53">Fed Ex - Mobileye # = 10, all others same as smart witness</text:p>
        </text:list-item>
        <text:list-item>
          <text:p text:style-name="P53">Five Cubits - <text:bookmark-start text:name="__DdeLink__262_2814990797"/>meid # = 14<text:bookmark-end text:name="__DdeLink__262_2814990797"/>, OBC serial # = 9, mobile # = 10, IMEI # = 15</text:p>
        </text:list-item>
        <text:list-item>
          <text:p text:style-name="P54">Mobile Eye – SEEQ # - 10 digits</text:p>
        </text:list-item>
        <text:list-item>
          <text:p text:style-name="P55">DRID = 12</text:p>
        </text:list-item>
        <text:list-item>
          <text:p text:style-name="P55">IMEI = 15</text:p>
        </text:list-item>
        <text:list-item>
          <text:p text:style-name="P55">MEID = 15</text:p>
        </text:list-item>
        <text:list-item>
          <text:p text:style-name="P55">Mobile Eye = 10</text:p>
        </text:list-item>
        <text:list-item>
          <text:p text:style-name="P55">Serial # = 12</text:p>
        </text:list-item>
        <text:list-item>
          <text:p text:style-name="P55">Serial # 8 = 8</text:p>
        </text:list-item>
        <text:list-item>
          <text:p text:style-name="P55">Sim # = 20</text:p>
        </text:list-item>
      </text:list>
      <text:p text:style-name="P3">Implementation Notes: will need custom input handler to cover all these special cases.</text:p>
      <text:p text:style-name="P26">1.6 Display truck number <text:span text:style-name="T16">list</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6"><text:bookmark-start text:name="__DdeLink__265_2814990797"/>1.7 <text:bookmark-end text:name="__DdeLink__265_2814990797"/>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oft-page-break/><text:span text:style-name="T8">2.0 </text:span>SERVER</text:h>
      <text:list xml:id="list2667090973" text:style-name="L3">
        <text:list-header>
          <text:p text:style-name="P42"><text:span text:style-name="T8">2.1 </text:span>Provide a way to deactivate a project once it is done.</text:p>
          <text:p text:style-name="P57">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43">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Instead I will have to break that up into several calls: getCompany(), getCity(), and getAddress(), where the after the address ID is looked up, will return the appropriate bit.</text:span></text:p>
      <text:list xml:id="list225037449251420" text:continue-numbering="true" text:style-name="L3">
        <text:list-header>
          <text:p text:style-name="P43">2.3 Better navigation ability on the server</text:p>
          <text:p text:style-name="P56">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7">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7">A new screen will list the list of “client” logins that have been created with the ability to create new client logins. By default, none will exist. If a user logs as a client, they will have the additional ability to enter in new equipment.</text:p>
      <text:p text:style-name="P15">Guest Login Case</text:p>
      <text:p text:style-name="P26"><text:bookmark-start text:name="__DdeLink__903_1009763852"/>2.5 <text:span text:style-name="T14">Project/Client association</text:span><text:bookmark-end text:name="__DdeLink__903_1009763852"/></text:p>
      <text:p text:style-name="P8">Projects will be associated now with exactly one client. The project screen will show which client the project is associated with. The client that is associated with a project can be edited on the Projects screen.</text:p>
      <text:p text:style-name="P27"><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33">I will try using HTML’s grid layout to display the equivalent of what I see. Will need to <text:soft-page-break/>be able to specify the colors of each cell individually as well.</text:p>
      <text:p text:style-name="P25"><text:span text:style-name="T25">2.</text:span><text:span text:style-name="T27">7</text:span><text:span text:style-name="T25"> Entry Screen</text:span> </text:p>
      <text:p text:style-name="P21">A new status column will be added. Color coded. <text:span text:style-name="T19">The “Notes” section will have details, if entered.</text:span></text:p>
      <text:p text:style-name="P24"><text:span text:style-name="T27">2.8</text:span><text:span text:style-name="T25"> Work Order</text:span><text:span text:style-name="T28">s</text:span><text:span text:style-name="T14"> </text:span></text:p>
      <text:p text:style-name="P13"><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1">2.<text:span text:style-name="T20">8</text:span>.1 <text:span text:style-name="T15">New Screen</text:span></text:p>
      <text:p text:style-name="P8">A new screen will show the work orders that have been imported. This table will have these columns:</text:p>
      <text:list xml:id="list563889847" text:style-name="L4">
        <text:list-item>
          <text:p text:style-name="P58">Loc, Address, City, State, Zip</text:p>
        </text:list-item>
        <text:list-item>
          <text:p text:style-name="P58"><text:span text:style-name="T30">Unit # which is treated as </text:span>Truck #</text:p>
        </text:list-item>
        <text:list-item>
          <text:p text:style-name="P58">License Number</text:p>
        </text:list-item>
        <text:list-item>
          <text:p text:style-name="P58">Project</text:p>
        </text:list-item>
      </text:list>
      <text:p text:style-name="P11">2.<text:span text:style-name="T20">8</text:span>.2 Import</text:p>
      <text:p text:style-name="P8">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can be specified. Which will also be associated with the current client login, if not admin. If no project is specified, this will be okay and can be assigned later.</text:span></text:p>
      <text:p text:style-name="P11">2.<text:span text:style-name="T20">8</text:span>.3 Color coding</text:p>
      <text:p text:style-name="P10">Each row of the work order will be color coded according to these scheme:</text:p>
      <text:list xml:id="list4167967443" text:style-name="L5">
        <text:list-item>
          <text:list>
            <text:list-item>
              <text:list>
                <text:list-item>
                  <text:p text:style-name="P34">Truck Complete</text:p>
                </text:list-item>
                <text:list-item>
                  <text:p text:style-name="P35">Truck Not Completed </text:p>
                </text:list-item>
                <text:list-item>
                  <text:p text:style-name="P36">Partial Install (notes section of what is missing) </text:p>
                </text:list-item>
                <text:list-item>
                  <text:p text:style-name="P37">Missing Truck</text:p>
                </text:list-item>
                <text:list-item>
                  <text:p text:style-name="P38">Needs Repair</text:p>
                  <text:p text:style-name="P38"/>
                </text:list-item>
              </text:list>
            </text:list-item>
          </text:list>
        </text:list-item>
      </text:list>
      <text:p text:style-name="P12">2.8.4 Push data out to APP</text:p>
      <text:p text:style-name="P9">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4">Technical note: A new<text:span text:style-name="T14"> work orders table, internally, will have Company ID, Project ID and Truck ID.</text:span></text:p>
      <text:p text:style-name="P28"><text:soft-page-break/></text:p>
      <text:p text:style-name="P23"/>
      <text:h text:style-name="P65" text:outline-level="2">More Bugs Encountered</text:h>
      <text:h text:style-name="Heading_20_3" text:outline-level="3">Error Checking</text:h>
      <text:p text:style-name="P23">See below for all numbers that need confirmation of correct digits. <text:s/>What I think works best is if you set these as the correct number counts, then if an incorrect amount of digits is entered have a prompt that says "incorrect digit count, do you want to continue". <text:s/>If they check yes continue but if they check no have it go back and highlight the box that is wrong so they can change it.</text:p>
      <text:p text:style-name="P23">this way they can move on even if something is</text:p>
      <text:p text:style-name="P23"><text:s/>different on the number.</text:p>
      <text:p text:style-name="P23">Smart Witness -</text:p>
      <text:p text:style-name="P23">DRID # [12 digits]</text:p>
      <text:p text:style-name="P23">Smart Witness Serial # [12 digits]</text:p>
      <text:p text:style-name="P23">SIM # [20 digits]</text:p>
      <text:p text:style-name="P23">IMEI # [15 digits]</text:p>
      <text:p text:style-name="P23">Five Cubits -</text:p>
      <text:p text:style-name="P23">OBC Serial # [9 digits]</text:p>
      <text:p text:style-name="P23">MobilEye -</text:p>
      <text:p text:style-name="P23">SEEQ # [10 digits]</text:p>
      <text:p text:style-name="P23">Digital Fleet -</text:p>
      <text:p text:style-name="P23">Serial # [8 digits]</text:p>
      <text:h text:style-name="P66" text:outline-level="3">Photo</text:h>
      <text:p text:style-name="P30">I have to scroll left and right with the photo</text:p>
      <text:p text:style-name="P30"/>
      <text:h text:style-name="Heading_20_2" text:outline-level="2">QUESTIONS:</text:h>
      <text:p text:style-name="P31"/>
      <text:list xml:id="list729532175" text:style-name="L6">
        <text:list-item>
          <text:p text:style-name="P59">What if, for work orders, the truck number matches, but the address (company) does not? What if the project does not match? Right now project, address, and truck values have to match. <text:span text:style-name="T34">THINK ABOUT THIS.</text:span></text:p>
        </text:list-item>
        <text:list-item>
          <text:p text:style-name="P60"><text:soft-page-break/>For the Fulfilled Date, do you want the time it was truly Complete, the last time it was updated, or the first time it was entered? <text:span text:style-name="T31">Or do you care? MOST RECENT ACTIVITY</text:span></text:p>
        </text:list-item>
      </text:list>
      <text:h text:style-name="Heading_20_2" text:outline-level="2">TODO</text:h>
      <text:list xml:id="list225036061089027" text:continue-numbering="true" text:style-name="L6">
        <text:list-header>
          <text:p text:style-name="P61"/>
        </text:list-header>
        <text:list-item>
          <text:p text:style-name="P47">Add Prompts for Delete &amp; Disable function.</text:p>
        </text:list-item>
        <text:list-item>
          <text:p text:style-name="P47">Companies add Show Disabled Companies, etc.</text:p>
        </text:list-item>
        <text:list-item>
          <text:p text:style-name="P61"><text:span text:style-name="T25">Double </text:span><text:span text:style-name="T29">check</text:span><text:span text:style-name="T25"> deleting of technician.</text:span> <text:span text:style-name="T33">Perhaps s</text:span>hould say Disable.</text:p>
        </text:list-item>
        <text:list-item>
          <text:p text:style-name="P48">For clients, don’t show technicians.</text:p>
        </text:list-item>
        <text:list-item>
          <text:p text:style-name="P49">Move Import Work Orders to be next to “Progress Grid”.</text:p>
        </text:list-item>
        <text:list-item>
          <text:p text:style-name="P50">Add EXPORT function.</text:p>
        </text:list-item>
        <text:list-item>
          <text:p text:style-name="P50">Allow replacement for import function.</text:p>
        </text:list-item>
        <text:list-item>
          <text:p text:style-name="P62">Should we allow for Edit of individual work order entries? <text:span text:style-name="T32">Also allows individuals to be deleted.</text:span></text:p>
        </text:list-item>
        <text:list-item>
          <text:p text:style-name="P63">Have delete All Messages button.</text:p>
        </text:list-item>
        <text:list-item>
          <text:p text:style-name="P63">Perhaps show number of work orders on Client List page.</text:p>
        </text:list-item>
      </text:list>
      <text:p text:style-name="P32"/>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9-08T22:50:35.861971668</dc:date>
    <meta:editing-duration>P4DT3H57M33S</meta:editing-duration>
    <meta:editing-cycles>88</meta:editing-cycles>
    <meta:document-statistic meta:table-count="0" meta:image-count="0" meta:object-count="0" meta:page-count="6" meta:paragraph-count="109" meta:word-count="1575" meta:character-count="8485" meta:non-whitespace-character-count="7038"/>
  </office:meta>
</office:document-meta>
</file>